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meta.xml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settings.xml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Object_20_with_20_no_20_fill_20_and_20_no_20_line">
      <style:graphic-properties draw:ole-draw-aspect="1"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53cm" svg:stroke-color="#6666ff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ff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3cm" svg:stroke-color="#6666ff" draw:marker-start-width="0.2cm" draw:marker-end-width="0.2cm" draw:fill-color="#ffffff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53cm" svg:stroke-color="#6666ff" draw:marker-start-width="0.279cm" draw:marker-end-width="0.279cm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677cm" svg:height="0.522cm" svg:x="4.47cm" svg:y="0.141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1.662cm" svg:height="0.522cm" svg:x="7.889cm" svg:y="0.13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circle draw:style-name="gr3" draw:text-style-name="P1" xml:id="id3" draw:id="id3" draw:layer="layout" svg:width="0.762cm" svg:height="0.762cm" svg:x="6.564cm" svg:y="0.367cm">
          <text:p/>
        </draw:circle>
        <draw:circle draw:style-name="gr4" draw:text-style-name="P1" xml:id="id4" draw:id="id4" draw:layer="layout" svg:width="0.762cm" svg:height="0.762cm" svg:x="3.389cm" svg:y="2.272cm">
          <text:p/>
        </draw:circle>
        <draw:circle draw:style-name="gr4" draw:text-style-name="P1" xml:id="id8" draw:id="id8" draw:layer="layout" svg:width="0.762cm" svg:height="0.762cm" svg:x="2.019cm" svg:y="4.177cm">
          <text:p/>
        </draw:circle>
        <draw:circle draw:style-name="gr5" draw:text-style-name="P1" xml:id="id10" draw:id="id10" draw:layer="layout" svg:width="0.762cm" svg:height="0.762cm" svg:x="0.749cm" svg:y="6.082cm">
          <text:p text:style-name="P1">1</text:p>
        </draw:circle>
        <draw:circle draw:style-name="gr5" draw:text-style-name="P1" xml:id="id9" draw:id="id9" draw:layer="layout" svg:width="0.762cm" svg:height="0.762cm" svg:x="3.289cm" svg:y="6.082cm">
          <text:p text:style-name="P1">4</text:p>
        </draw:circle>
        <draw:circle draw:style-name="gr5" draw:text-style-name="P1" xml:id="id7" draw:id="id7" draw:layer="layout" svg:width="0.762cm" svg:height="0.762cm" svg:x="4.759cm" svg:y="4.177cm">
          <text:p text:style-name="P1">3</text:p>
        </draw:circle>
        <draw:circle draw:style-name="gr3" draw:text-style-name="P1" xml:id="id1" draw:id="id1" draw:layer="layout" svg:width="0.762cm" svg:height="0.762cm" svg:x="9.739cm" svg:y="2.272cm">
          <text:p/>
        </draw:circle>
        <draw:circle draw:style-name="gr4" draw:text-style-name="P1" xml:id="id5" draw:id="id5" draw:layer="layout" svg:width="0.762cm" svg:height="0.762cm" svg:x="8.369cm" svg:y="4.177cm">
          <text:p/>
        </draw:circle>
        <draw:circle draw:style-name="gr6" draw:text-style-name="P1" xml:id="id2" draw:id="id2" draw:layer="layout" svg:width="0.762cm" svg:height="0.762cm" svg:x="11.109cm" svg:y="4.177cm">
          <text:p text:style-name="P1">5</text:p>
        </draw:circle>
        <draw:circle draw:style-name="gr7" draw:text-style-name="P1" xml:id="id11" draw:id="id11" draw:layer="layout" svg:width="0.762cm" svg:height="0.762cm" svg:x="7.099cm" svg:y="6.082cm">
          <text:p text:style-name="P1">2</text:p>
        </draw:circle>
        <draw:circle draw:style-name="gr5" draw:text-style-name="P1" xml:id="id6" draw:id="id6" draw:layer="layout" svg:width="0.762cm" svg:height="0.762cm" svg:x="9.839cm" svg:y="6.082cm">
          <text:p text:style-name="P1">6</text:p>
        </draw:circle>
        <draw:connector draw:style-name="gr8" draw:text-style-name="P1" draw:layer="layout" svg:x1="10.501cm" svg:y1="2.653cm" svg:x2="11.49cm" svg:y2="4.177cm" draw:start-shape="id1" draw:start-glue-point="1" draw:end-shape="id2" svg:d="M10501 2653h989v1524">
          <text:p/>
        </draw:connector>
        <draw:connector draw:style-name="gr8" draw:text-style-name="P1" draw:layer="layout" svg:x1="7.326cm" svg:y1="0.748cm" svg:x2="10.12cm" svg:y2="2.272cm" draw:start-shape="id3" draw:start-glue-point="1" draw:end-shape="id1" draw:end-glue-point="0" svg:d="M7326 748h2794v1524">
          <text:p/>
        </draw:connector>
        <draw:connector draw:style-name="gr8" draw:text-style-name="P1" draw:layer="layout" svg:x1="6.564cm" svg:y1="0.748cm" svg:x2="3.77cm" svg:y2="2.272cm" draw:start-shape="id3" draw:start-glue-point="3" draw:end-shape="id4" draw:end-glue-point="0" svg:d="M6564 748h-2794v1524">
          <text:p/>
        </draw:connector>
        <draw:connector draw:style-name="gr8" draw:text-style-name="P1" draw:layer="layout" svg:x1="9.739cm" svg:y1="2.653cm" svg:x2="8.75cm" svg:y2="4.177cm" draw:start-shape="id1" draw:start-glue-point="3" draw:end-shape="id5" draw:end-glue-point="0" svg:d="M9739 2653h-989v1524">
          <text:p/>
        </draw:connector>
        <draw:connector draw:style-name="gr9" draw:text-style-name="P1" draw:layer="layout" svg:x1="9.131cm" svg:y1="4.558cm" svg:x2="10.22cm" svg:y2="6.082cm" draw:start-shape="id5" draw:start-glue-point="1" draw:end-shape="id6" draw:end-glue-point="0" svg:d="M9131 4558h1089v1524">
          <text:p/>
        </draw:connector>
        <draw:connector draw:style-name="gr9" draw:text-style-name="P1" draw:layer="layout" svg:x1="4.151cm" svg:y1="2.653cm" svg:x2="5.14cm" svg:y2="4.177cm" draw:start-shape="id4" draw:start-glue-point="1" draw:end-shape="id7" draw:end-glue-point="0" svg:d="M4151 2653h989v1524">
          <text:p/>
        </draw:connector>
        <draw:connector draw:style-name="gr9" draw:text-style-name="P1" draw:layer="layout" svg:x1="3.389cm" svg:y1="2.653cm" svg:x2="2.4cm" svg:y2="4.177cm" draw:start-shape="id4" draw:start-glue-point="3" draw:end-shape="id8" svg:d="M3389 2653h-989v1524">
          <text:p/>
        </draw:connector>
        <draw:connector draw:style-name="gr9" draw:text-style-name="P1" draw:layer="layout" svg:x1="2.781cm" svg:y1="4.558cm" svg:x2="3.67cm" svg:y2="6.082cm" draw:start-shape="id8" draw:start-glue-point="1" draw:end-shape="id9" svg:d="M2781 4558h889v1524">
          <text:p/>
        </draw:connector>
        <draw:connector draw:style-name="gr9" draw:text-style-name="P1" draw:layer="layout" svg:x1="2.019cm" svg:y1="4.558cm" svg:x2="1.13cm" svg:y2="6.082cm" draw:start-shape="id8" draw:start-glue-point="3" draw:end-shape="id10" svg:d="M2019 4558h-889v1524">
          <text:p/>
        </draw:connector>
        <draw:connector draw:style-name="gr9" draw:text-style-name="P1" draw:layer="layout" svg:x1="8.369cm" svg:y1="4.558cm" svg:x2="7.48cm" svg:y2="6.082cm" draw:start-shape="id5" draw:start-glue-point="3" draw:end-shape="id11" svg:d="M8369 4558h-889v1524">
          <text:p/>
        </draw:connector>
        <draw:frame draw:style-name="gr2" draw:text-style-name="P1" draw:layer="layout" svg:width="1.669cm" svg:height="0.522cm" svg:x="1.749cm" svg:y="2.10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" draw:text-style-name="P1" draw:layer="layout" svg:width="1.666cm" svg:height="0.522cm" svg:x="4.228cm" svg:y="2.118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1.979cm" svg:height="0.522cm" svg:x="2.733cm" svg:y="3.974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" draw:text-style-name="P1" draw:layer="layout" svg:width="1.677cm" svg:height="0.522cm" svg:x="7.988cm" svg:y="2.118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" draw:text-style-name="P1" draw:layer="layout" svg:width="1.672cm" svg:height="0.522cm" svg:x="10.578cm" svg:y="2.118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" draw:text-style-name="P1" draw:layer="layout" svg:width="1.971cm" svg:height="0.522cm" svg:x="6.438cm" svg:y="3.972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" draw:text-style-name="P1" draw:layer="layout" svg:width="1.953cm" svg:height="0.522cm" svg:x="9.105cm" svg:y="3.972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" draw:text-style-name="P1" draw:layer="layout" svg:width="1.979cm" svg:height="0.522cm" svg:x="0.17cm" svg:y="3.98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7.62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daya Kogalur</meta:initial-creator>
    <meta:creation-date>2015-02-23T10:50:35</meta:creation-date>
    <dc:date>2015-06-02T22:42:41</dc:date>
    <dc:creator>Udaya Kogalur</dc:creator>
    <meta:editing-duration>P20DT7H55M58S</meta:editing-duration>
    <meta:editing-cycles>65</meta:editing-cycles>
    <meta:generator>OpenOffice/4.1.1$Unix OpenOffice.org_project/411m6$Build-9775</meta:generator>
    <meta:printed-by>Udaya Kogalur</meta:printed-by>
    <meta:print-date>2015-03-19T12:46:48</meta:print-date>
    <meta:document-statistic meta:object-count="31"/>
  </office:meta>
</office:document-meta>
</file>

<file path=Object 11/content.xml><?xml version="1.0" encoding="utf-8"?>
<math xmlns="http://www.w3.org/1998/Math/MathML">
  <semantics>
    <mrow>
      <mrow>
        <msub>
          <mi>x</mi>
          <mn>2</mn>
        </msub>
        <mo stretchy="false">⩽</mo>
        <mn>0.59</mn>
      </mrow>
    </mrow>
    <annotation encoding="StarMath 5.0">x_2 leslant 0.59 </annotation>
  </semantics>
</math>
</file>

<file path=Object 12/content.xml><?xml version="1.0" encoding="utf-8"?>
<math xmlns="http://www.w3.org/1998/Math/MathML">
  <semantics>
    <mrow>
      <mrow>
        <msub>
          <mi>x</mi>
          <mn>2</mn>
        </msub>
        <mo stretchy="false">&gt;</mo>
        <mn>0.59</mn>
      </mrow>
    </mrow>
    <annotation encoding="StarMath 5.0">x_2 &gt; 0.59 </annotation>
  </semantics>
</math>
</file>

<file path=Object 13/content.xml><?xml version="1.0" encoding="utf-8"?>
<math xmlns="http://www.w3.org/1998/Math/MathML">
  <semantics>
    <mrow>
      <mrow>
        <msub>
          <mi>x</mi>
          <mn>1</mn>
        </msub>
        <mo stretchy="false">⩽</mo>
        <mn>0.77</mn>
      </mrow>
    </mrow>
    <annotation encoding="StarMath 5.0">x_1 leslant 0.77</annotation>
  </semantics>
</math>
</file>

<file path=Object 14/content.xml><?xml version="1.0" encoding="utf-8"?>
<math xmlns="http://www.w3.org/1998/Math/MathML">
  <semantics>
    <mrow>
      <mrow>
        <msub>
          <mi>x</mi>
          <mn>1</mn>
        </msub>
        <mo stretchy="false">&gt;</mo>
        <mn>0.77</mn>
      </mrow>
    </mrow>
    <annotation encoding="StarMath 5.0">x_1 &gt; 0.77</annotation>
  </semantics>
</math>
</file>

<file path=Object 15/content.xml><?xml version="1.0" encoding="utf-8"?>
<math xmlns="http://www.w3.org/1998/Math/MathML">
  <semantics>
    <mrow>
      <mrow>
        <msub>
          <mi>x</mi>
          <mn>1</mn>
        </msub>
        <mo stretchy="false">⩽</mo>
        <mrow>
          <mo stretchy="false">−</mo>
          <mn>0.79</mn>
        </mrow>
      </mrow>
    </mrow>
    <annotation encoding="StarMath 5.0">x_1 leslant -0.79</annotation>
  </semantics>
</math>
</file>

<file path=Object 16/content.xml><?xml version="1.0" encoding="utf-8"?>
<math xmlns="http://www.w3.org/1998/Math/MathML">
  <semantics>
    <mrow>
      <mrow>
        <msub>
          <mi>x</mi>
          <mn>1</mn>
        </msub>
        <mo stretchy="false">&gt;</mo>
        <mrow>
          <mo stretchy="false">−</mo>
          <mn>0.79</mn>
        </mrow>
      </mrow>
    </mrow>
    <annotation encoding="StarMath 5.0">x_1 &gt; -0.79</annotation>
  </semantics>
</math>
</file>

<file path=Object 17/content.xml><?xml version="1.0" encoding="utf-8"?>
<math xmlns="http://www.w3.org/1998/Math/MathML">
  <semantics>
    <mrow>
      <mrow>
        <msub>
          <mi>x</mi>
          <mn>2</mn>
        </msub>
        <mo stretchy="false">⩽</mo>
        <mn>0.97</mn>
      </mrow>
    </mrow>
    <annotation encoding="StarMath 5.0">x_2 leslant 0.97</annotation>
  </semantics>
</math>
</file>

<file path=Object 18/content.xml><?xml version="1.0" encoding="utf-8"?>
<math xmlns="http://www.w3.org/1998/Math/MathML">
  <semantics>
    <mrow>
      <mrow>
        <msub>
          <mi>x</mi>
          <mn>2</mn>
        </msub>
        <mo stretchy="false">&gt;</mo>
        <mn>0.97</mn>
      </mrow>
    </mrow>
    <annotation encoding="StarMath 5.0">x_2 &gt; 0.97</annotation>
  </semantics>
</math>
</file>

<file path=Object 19/content.xml><?xml version="1.0" encoding="utf-8"?>
<math xmlns="http://www.w3.org/1998/Math/MathML">
  <semantics>
    <mrow>
      <mrow>
        <msub>
          <mi>x</mi>
          <mn>1</mn>
        </msub>
        <mo stretchy="false">⩽</mo>
        <mrow>
          <mo stretchy="false">−</mo>
          <mn>1.04</mn>
        </mrow>
      </mrow>
    </mrow>
    <annotation encoding="StarMath 5.0">x_1 leslant -1.04</annotation>
  </semantics>
</math>
</file>

<file path=Object 20/content.xml><?xml version="1.0" encoding="utf-8"?>
<math xmlns="http://www.w3.org/1998/Math/MathML">
  <semantics>
    <mrow>
      <mrow>
        <msub>
          <mi>x</mi>
          <mn>1</mn>
        </msub>
        <mo stretchy="false">&gt;</mo>
        <mrow>
          <mo stretchy="false">−</mo>
          <mn>1.04</mn>
        </mrow>
      </mrow>
    </mrow>
    <annotation encoding="StarMath 5.0">x_1 &gt; -1.04</annotation>
  </semantics>
</math>
</file>